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49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14" style:family="table-cell" style:parent-style-name="Default">
      <style:table-cell-properties fo:border="0.74pt solid #000000" style:vertical-align="middle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4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3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4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62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31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700" style:family="table-cell" style:parent-style-name="Default">
      <style:text-properties style:font-name="Avenir6" fo:font-style="normal" style:font-style-asian="normal" style:font-style-complex="normal"/>
    </style:style>
    <style:style style:name="ce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8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7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0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2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5" fo:font-weight="bold"/>
    </style:style>
    <style:style style:name="ce187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5" fo:font-weight="normal"/>
    </style:style>
    <style:style style:name="ce187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5" fo:font-weight="bold"/>
    </style:style>
    <style:style style:name="ce187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52" style:family="table-cell" style:parent-style-name="Default">
      <style:table-cell-properties fo:border="0.06pt solid #000000" style:vertical-align="middle"/>
      <style:text-properties style:font-name="Avenir6"/>
    </style:style>
    <style:style style:name="ce17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1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5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base-cell-address="Hátterek.H17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false"/>
        </table:content-validation>
        <table:content-validation table:name="val9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8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75" calcext:value-type="float" table:number-columns-spanned="2" table:number-rows-spanned="1">
            <text:p>375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5" calcext:value-type="float">
            <text:p>345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5" calcext:value-type="float">
            <text:p>55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22.0289855072464" calcext:value-type="float">
            <text:p>22,0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9420289855072" calcext:value-type="float">
            <text:p>15,9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106" calcext:value-type="float">
            <text:p>106</text:p>
          </table:table-cell>
          <table:table-cell table:style-name="ce698" table:formula="of:=([.$M24]/[.$E$13])*100" office:value-type="float" office:value="30.7246376811594" calcext:value-type="float">
            <text:p>30,72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19.1304347826087" calcext:value-type="float">
            <text:p>19,1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69565217391304" calcext:value-type="float">
            <text:p>8,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47826086956522" calcext:value-type="float">
            <text:p>3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5" calcext:value-type="float">
            <text:p>34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p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office:value-type="string" calcext:value-type="string" table:number-columns-spanned="2" table:number-rows-spanned="1">
            <text:p>villanyszerelő</text:p>
          </table:table-cell>
          <table:covered-table-cell table:style-name="ce291" table:content-validation-name="val66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/Fegyvertör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3" calcext:value-type="float">
            <text:p>3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sztrológi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439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Zsonglőrködé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39" office:value-type="string" calcext:value-type="string">
            <text:p>Gördeszka</text:p>
          </table:table-cell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Tánc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39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alligráfi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39" office:value-type="string" calcext:value-type="string">
            <text:p>Villanyszerelős ügyfelek átverése</text:p>
          </table:table-cell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0" table:content-validation-name="val90" office:value-type="string" calcext:value-type="string" table:number-columns-spanned="3" table:number-rows-spanned="1">
            <text:p>Idegen technológiák gányolása</text:p>
          </table:table-cell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office:value-type="string" calcext:value-type="string">
            <text:p>Szakma – Villanyszerelés, Tudományok</text:p>
          </table:table-cell>
          <table:table-cell table:style-name="ce439" office:value-type="string" calcext:value-type="string">
            <text:p>Szürke ufonauták űrhajóján tanultam</text:p>
          </table:table-cell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7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7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7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7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6" table:content-validation-name="val89"/>
          <table:covered-table-cell table:style-name="ce546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03" table:content-validation-name="val57" office:value-type="string" calcext:value-type="string" table:number-columns-spanned="4" table:number-rows-spanned="1">
            <text:p>Budapest</text:p>
          </table:table-cell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atlan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Divatos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"Kapcsolat:"</text:p>
          </table:table-cell>
          <table:covered-table-cell table:style-name="ce439" table:content-validation-name="val79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7" table:content-validation-name="val57"/>
          <table:table-cell table:style-name="ce589" table:content-validation-name="val95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Csepel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Budapest belváros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est megye keleti része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Gyál</text:p>
          </table:table-cell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363" office:value-type="string" calcext:value-type="string" table:number-columns-spanned="6" table:number-rows-spanned="1">
            <text:p>Felszerelés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szigszalag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gázspray: csak emlősökre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hátizsák (designer)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elektromos cigi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 table:number-rows-repeated="9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700"/>
        <table:table-column table:style-name="co27" table:default-cell-style-name="ce700"/>
        <table:table-column table:style-name="co28" table:default-cell-style-name="ce700"/>
        <table:table-column table:style-name="co29" table:default-cell-style-name="ce700"/>
        <table:table-column table:style-name="co30" table:number-columns-repeated="5" table:default-cell-style-name="ce700"/>
        <table:table-column table:style-name="co31" table:default-cell-style-name="ce700"/>
        <table:table-column table:style-name="co14" table:default-cell-style-name="ce700"/>
        <table:table-column table:style-name="co32" table:default-cell-style-name="ce700"/>
        <table:table-column table:style-name="co33" table:default-cell-style-name="ce700"/>
        <table:table-column table:style-name="co34" table:default-cell-style-name="ce700"/>
        <table:table-column table:style-name="co35" table:default-cell-style-name="ce700"/>
        <table:table-column table:style-name="co36" table:default-cell-style-name="ce894"/>
        <table:table-column table:style-name="co37" table:default-cell-style-name="ce909"/>
        <table:table-column table:style-name="co38" table:default-cell-style-name="ce700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3"/>
          <table:covered-table-cell table:number-columns-repeated="5" table:style-name="ce707"/>
          <table:covered-table-cell table:number-columns-repeated="2" table:style-name="ce623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4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8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1"/>
          <table:table-cell table:style-name="ce70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1" table:content-validation-name="val133" office:value-type="string" calcext:value-type="string">
            <text:p>Módosítók</text:p>
          </table:table-cell>
          <table:table-cell table:style-name="ce701" table:content-validation-name="val140" office:value-type="string" calcext:value-type="string">
            <text:p>Összesen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Összesen felvett HM:</text:p>
          </table:table-cell>
          <table:covered-table-cell table:style-name="ce623"/>
          <table:table-cell table:style-name="ce790" table:content-validation-name="val166" table:formula="of:=SUM([.B5:.B6])" office:value-type="float" office:value="23" calcext:value-type="float">
            <text:p>23 HM</text:p>
          </table:table-cell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761" table:content-validation-name="val122" office:value-type="float" office:value="10" calcext:value-type="float">
            <text:p>10</text:p>
          </table:table-cell>
          <table:table-cell table:style-name="ce761" table:content-validation-name="val134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46" table:content-validation-name="val141" table:formula="of:=[.C4]+[.D4]" office:value-type="float" office:value="26" calcext:value-type="float">
            <text:p>26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Max felvehető HM:</text:p>
          </table:table-cell>
          <table:covered-table-cell table:style-name="ce623"/>
          <table:table-cell table:style-name="ce1001" table:content-validation-name="val167" table:formula="of:=([Data.C18]+ [$Alapértékek.C20])*[Alapértékek.D8]" office:value-type="float" office:value="98" calcext:value-type="float">
            <text:p>98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13" calcext:value-type="float">
            <text:p>13</text:p>
          </table:table-cell>
          <table:table-cell table:style-name="ce761" table:content-validation-name="val122" office:value-type="float" office:value="20" calcext:value-type="float">
            <text:p>20</text:p>
          </table:table-cell>
          <table:table-cell table:style-name="ce761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846" table:content-validation-name="val142" table:formula="of:=[.C5]+[.B5]+[.D5]" office:value-type="float" office:value="49" calcext:value-type="float">
            <text:p>49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10" calcext:value-type="float">
            <text:p>10</text:p>
          </table:table-cell>
          <table:table-cell table:style-name="ce761" table:content-validation-name="val122" office:value-type="float" office:value="120" calcext:value-type="float">
            <text:p>120</text:p>
          </table:table-cell>
          <table:table-cell table:style-name="ce761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846" table:content-validation-name="val143" table:formula="of:=[.C6]+[.B6]+[.D6]" office:value-type="float" office:value="144" calcext:value-type="float">
            <text:p>144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623" table:number-columns-repeated="6"/>
          <table:table-cell table:style-name="ce811" office:value-type="string" calcext:value-type="string" table:number-columns-spanned="2" table:number-rows-spanned="1">
            <text:p>Össz felvett CM:</text:p>
          </table:table-cell>
          <table:covered-table-cell table:style-name="ce623"/>
          <table:table-cell table:style-name="ce792" table:content-validation-name="val110" table:formula="of:=[.B8]" office:value-type="float" office:value="15" calcext:value-type="float">
            <text:p>15 HM</text:p>
          </table:table-cell>
          <table:table-cell table:style-name="ce623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15" calcext:value-type="float">
            <text:p>15</text:p>
          </table:table-cell>
          <table:table-cell table:style-name="ce761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846" table:content-validation-name="val144" table:formula="of:=[.C8]+[.B8]+[.D8]" office:value-type="float" office:value="-13" calcext:value-type="float">
            <text:p>-13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Max felvehető CM:</text:p>
          </table:table-cell>
          <table:covered-table-cell table:style-name="ce623"/>
          <table:table-cell table:style-name="ce1001" table:content-validation-name="val168" table:formula="of:=[Data.C21]*[Alapértékek.$D$8]" office:value-type="float" office:value="28" calcext:value-type="float">
            <text:p>28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 table:number-columns-spanned="9" table:number-rows-spanned="1"/>
          <table:covered-table-cell table:number-columns-repeated="5" table:style-name="ce707"/>
          <table:covered-table-cell table:number-columns-repeated="3" table:style-name="ce623"/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0" calcext:value-type="float">
            <text:p>0</text:p>
          </table:table-cell>
          <table:table-cell table:style-name="ce623"/>
          <table:table-cell table:style-name="ce811" office:value-type="string" calcext:value-type="string">
            <text:p>KP HM-re:</text:p>
          </table:table-cell>
          <table:table-cell table:style-name="ce1132" table:content-validation-name="val145" table:formula="of:=[.I3]*[Data.C17]+[.I7]*[Data.C20]" office:value-type="float" office:value="76" calcext:value-type="float">
            <text:p>76 KP</text:p>
          </table:table-cell>
          <table:table-cell table:style-name="ce623"/>
          <table:table-cell table:style-name="ce811" office:value-type="string" calcext:value-type="string" table:number-columns-spanned="2" table:number-rows-spanned="1">
            <text:p>Átlag HM</text:p>
          </table:table-cell>
          <table:covered-table-cell table:style-name="ce623"/>
          <table:table-cell table:style-name="ce793" table:content-validation-name="val169" table:formula="of:=(([.I3]+[.I7])/[Alapértékek.D8])" office:value-type="float" office:value="5.42857142857143" calcext:value-type="float">
            <text:p>5,43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1"/>
          <table:table-cell table:style-name="ce631" table:number-columns-spanned="6" table:number-rows-spanned="1"/>
          <table:covered-table-cell table:number-columns-repeated="5" table:style-name="ce631"/>
          <table:table-cell table:style-name="ce631" table:number-columns-repeated="5"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3"/>
          <table:table-cell/>
          <table:table-cell table:style-name="ce62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2" table:content-validation-name="val124" office:value-type="string" calcext:value-type="string">
            <text:p>Szint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54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5" calcext:value-type="float">
            <text:p>5</text:p>
          </table:table-cell>
          <table:table-cell table:style-name="ce618" table:content-validation-name="val110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10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4" table:formula="of:=[.C14]+[Alapértékek.$C$21]" office:value-type="float" office:value="8" calcext:value-type="float">
            <text:p>8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110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10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0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4" table:formula="of:=[.C15]+[Alapértékek.$C$21]" office:value-type="float" office:value="9" calcext:value-type="float">
            <text:p>9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4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4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7" calcext:value-type="float">
            <text:p>7</text:p>
          </table:table-cell>
          <table:table-cell table:style-name="ce618" table:content-validation-name="val110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10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10" calcext:value-type="float">
            <text:p>10</text:p>
          </table:table-cell>
          <table:table-cell table:style-name="ce759" table:content-validation-name="val110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0"/>
          <table:table-cell table:style-name="ce623" table:number-columns-repeated="2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0">
          <table:table-cell table:style-name="ce631" table:number-columns-spanned="9" table:number-rows-spanned="1"/>
          <table:covered-table-cell table:number-columns-repeated="7" table:style-name="ce631"/>
          <table:covered-table-cell table:style-name="ce1017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2"/>
          <table:covered-table-cell table:number-columns-repeated="5" table:style-name="ce580"/>
          <table:covered-table-cell table:style-name="ce712"/>
          <table:covered-table-cell table:style-name="ce94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57" office:value-type="string" calcext:value-type="string">
            <text:p>Fegyver</text:p>
          </table:table-cell>
          <table:table-cell table:style-name="ce713" table:content-validation-name="val57" office:value-type="string" calcext:value-type="string">
            <text:p>Sebesség</text:p>
          </table:table-cell>
          <table:table-cell table:style-name="ce77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Komment</text:p>
          </table:table-cell>
          <table:covered-table-cell table:style-name="ce717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2])" office:value-type="float" office:value="5" calcext:value-type="float">
            <text:p>5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7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C$32])" office:value-type="float" office:value="5" calcext:value-type="float">
            <text:p>5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6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76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40" table:content-validation-name="val98" office:value-type="string" calcext:value-type="string">
            <text:p>Kard, hosszú</text:p>
          </table:table-cell>
          <table:table-cell table:style-name="ce512" table:content-validation-name="val111" table:formula="of:=IFNA(VLOOKUP([.$A27];kezifegyverek_all;12;0);[Data.$C$32])" office:value-type="float" office:value="6" calcext:value-type="float">
            <text:p>6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6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76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2])" office:value-type="string" office:string-value="N/A" calcext:value-type="string">
            <text:p>N/A</text:p>
          </table:table-cell>
          <table:table-cell table:style-name="ce779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4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1" calcext:value-type="float">
            <text:p>1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7"/>
          <table:table-cell table:style-name="ce631"/>
          <table:table-cell table:style-name="Default" table:number-columns-repeated="3"/>
          <table:table-cell table:style-name="ce840"/>
          <table:table-cell table:style-name="ce70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99" office:value-type="string" calcext:value-type="string">
            <text:p>Távolsági fegyver</text:p>
          </table:table-cell>
          <table:table-cell table:style-name="ce713" table:content-validation-name="val57" office:value-type="string" calcext:value-type="string">
            <text:p>Sebesség</text:p>
          </table:table-cell>
          <table:table-cell table:style-name="ce77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6" office:value-type="string" calcext:value-type="string">
            <text:p>SP</text:p>
          </table:table-cell>
          <table:table-cell table:style-name="ce776" office:value-type="string" calcext:value-type="string" table:number-columns-spanned="2" table:number-rows-spanned="1">
            <text:p>Hatótáv + Komment</text:p>
          </table:table-cell>
          <table:covered-table-cell table:style-name="ce717"/>
          <table:table-cell table:style-name="ce631"/>
          <table:table-cell table:style-name="Default" table:number-columns-repeated="3"/>
          <table:table-cell table:style-name="ce840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100"/>
          <table:table-cell table:style-name="ce512" table:content-validation-name="val111" table:formula="of:=VLOOKUP([.$A34];tavolsagi_fegyverek_all;12;0)" office:value-type="string" office:string-value="" calcext:value-type="error">
            <text:p>#N/A</text:p>
          </table:table-cell>
          <table:table-cell table:style-name="ce779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40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N/A</text:p>
          </table:table-cell>
          <table:table-cell table:style-name="ce779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7"/>
          <table:covered-table-cell/>
          <table:covered-table-cell table:style-name="ce623"/>
          <table:covered-table-cell table:style-name="ce794"/>
          <table:table-cell table:style-name="ce623"/>
          <table:table-cell table:style-name="Default" table:number-columns-repeated="3"/>
          <table:table-cell table:style-name="ce623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3">
          <table:table-cell table:style-name="ce451" table:content-validation-name="val101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12" table:content-validation-name="val112"/>
          <table:table-cell table:style-name="ce713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3"/>
          <table:table-cell table:style-name="ce6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9" table:formula="of:=[.G25]" office:value-type="string" office:string-value="-4 Z" calcext:value-type="string">
            <text:p>-4 Z</text:p>
          </table:table-cell>
          <table:table-cell table:style-name="ce980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9" calcext:value-type="float">
            <text:p>59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6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0" calcext:value-type="float">
            <text:p>70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6" table:formula="of:=[.G27]" office:value-type="string" office:string-value="5  V/S" calcext:value-type="string">
            <text:p>5 <text:s/>V/S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3"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8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803"/>
          <table:table-cell table:style-name="ce6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14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954" table:number-columns-spanned="3" table:number-rows-spanned="1"/>
          <table:covered-table-cell table:number-columns-repeated="2" table:style-name="ce980"/>
          <table:table-cell table:style-name="ce6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4" table:content-validation-name="val160"/>
          <table:covered-table-cell table:style-name="ce980"/>
          <table:covered-table-cell table:style-name="ce623"/>
          <table:table-cell table:style-name="ce6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3"/>
          <table:table-cell table:number-columns-repeated="23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7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5"/>
          <table:table-cell table:style-name="ce857" table:content-validation-name="val129" office:value-type="string" calcext:value-type="string">
            <text:p>Tám/kör</text:p>
          </table:table-cell>
          <table:table-cell table:style-name="ce857" office:value-type="string" calcext:value-type="string">
            <text:p>KÉ</text:p>
          </table:table-cell>
          <table:table-cell table:style-name="ce857" office:value-type="string" calcext:value-type="string">
            <text:p>TÉ</text:p>
          </table:table-cell>
          <table:table-cell table:style-name="ce8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73" table:content-validation-name="val104" office:value-type="string" calcext:value-type="string">
            <text:p><text:s text:c="3"/>Elsődleges fegyver</text:p>
          </table:table-cell>
          <table:table-cell table:style-name="ce74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73" table:content-validation-name="val104" office:value-type="string" calcext:value-type="string">
            <text:p><text:s text:c="3"/>Másodlagos fegyver</text:p>
          </table:table-cell>
          <table:table-cell table:style-name="ce74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70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7" table:number-columns-repeated="2"/>
          <table:table-cell table:style-name="ce633"/>
          <table:table-cell table:style-name="ce717"/>
          <table:table-cell table:style-name="ce633" table:number-columns-repeated="3"/>
          <table:table-cell table:style-name="ce1032"/>
          <table:table-cell table:style-name="ce631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8"/>
          <table:table-cell table:style-name="ce808"/>
          <table:table-cell table:style-name="ce862" office:value-type="string" calcext:value-type="string">
            <text:p>Harckeret</text:p>
          </table:table-cell>
          <table:table-cell table:style-name="ce86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6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31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5" table:number-columns-spanned="2" table:number-rows-spanned="1"/>
          <table:covered-table-cell table:style-name="ce74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70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1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70" table:content-validation-name="val174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7" table:content-validation-name="val174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7" table:content-validation-name="val174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80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23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081" table:content-validation-name="val174" table:formula="of:=IF([.$B$53]&gt;0;[.O$60];0)" office:value-type="float" office:value="0" calcext:value-type="float">
            <text:p>0</text:p>
          </table:table-cell>
          <table:table-cell table:style-name="ce1081" table:formula="of:=[.P60]" office:value-type="float" office:value="0" calcext:value-type="float">
            <text:p>0</text:p>
          </table:table-cell>
          <table:table-cell table:style-name="ce907"/>
          <table:table-cell table:style-name="ce810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2"/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67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809" office:value-type="string" calcext:value-type="string">
            <text:p>Szúró</text:p>
          </table:table-cell>
          <table:table-cell table:style-name="ce80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7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747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2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71" table:content-validation-name="val162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16" table:content-validation-name="val162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23" table:number-columns-repeated="2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31" table:number-columns-repeated="2"/>
          <table:table-cell table:number-columns-repeated="3"/>
          <table:table-cell table:style-name="ce631"/>
          <table:table-cell table:style-name="ce1017"/>
          <table:table-cell table:style-name="ce623" table:number-columns-repeated="3"/>
          <table:table-cell table:style-name="ce810" table:number-columns-repeated="3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6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10"/>
          <table:table-cell table:style-name="Default" table:number-columns-repeated="3"/>
          <table:table-cell table:style-name="ce810" table:number-columns-repeated="2"/>
          <table:table-cell table:style-name="ce893"/>
          <table:table-cell table:style-name="ce633"/>
          <table:table-cell table:style-name="ce8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6"/>
          <table:table-cell table:style-name="ce710"/>
          <table:table-cell table:style-name="ce773"/>
          <table:table-cell table:style-name="ce902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8"/>
          <table:table-cell table:style-name="ce716"/>
          <table:table-cell table:style-name="ce777"/>
          <table:table-cell table:style-name="ce903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5"/>
          <table:table-cell table:style-name="ce719"/>
          <table:table-cell table:style-name="ce778"/>
          <table:table-cell table:style-name="ce904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6"/>
          <table:table-cell table:style-name="ce725"/>
          <table:table-cell table:style-name="ce780"/>
          <table:table-cell table:style-name="ce911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7"/>
          <table:table-cell table:style-name="ce727"/>
          <table:table-cell table:style-name="ce781"/>
          <table:table-cell table:style-name="ce912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10"/>
          <table:covered-table-cell table:style-name="ce825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6" calcext:value-type="float">
            <text:p>-6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16" calcext:value-type="float">
            <text:p>-16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26" calcext:value-type="float">
            <text:p>-26</text:p>
          </table:table-cell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10"/>
          <table:table-cell table:style-name="ce623" table:number-columns-repeated="6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/>
          <table:table-cell table:style-name="ce556"/>
          <table:table-cell table:style-name="ce623" table:number-columns-repeated="13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65465">
          <table:table-cell table:style-name="ce623" table:number-columns-repeated="15"/>
          <table:table-cell table:style-name="ce70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9">
          <table:table-cell table:style-name="ce623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10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80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M6]+SUM([.M10:.M11])+[.M34]+SUM([.M15:.M26])" office:value-type="float" office:value="106" calcext:value-type="float" table:number-columns-spanned="2" table:number-rows-spanned="1">
            <text:p>106</text:p>
          </table:table-cell>
          <table:covered-table-cell table:style-name="ce142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6" office:value-type="string" calcext:value-type="string">
            <text:p>Af Próba Nehézség</text:p>
          </table:table-cell>
          <table:table-cell table:style-name="ce1223" table:content-validation-name="val186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7" office:value-type="float" office:value="3" calcext:value-type="float">
            <text:p>3 →</text:p>
          </table:table-cell>
          <table:table-cell table:style-name="ce1225" table:content-validation-name="val187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2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7" office:value-type="float" office:value="6" calcext:value-type="float">
            <text:p>6 →</text:p>
          </table:table-cell>
          <table:table-cell table:style-name="ce1225" table:content-validation-name="val187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7" office:value-type="float" office:value="9" calcext:value-type="float">
            <text:p>9 →</text:p>
          </table:table-cell>
          <table:table-cell table:style-name="ce1225" table:content-validation-name="val187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5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10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12" calcext:value-type="float">
            <text:p>12 →</text:p>
          </table:table-cell>
          <table:table-cell table:style-name="ce1225" table:content-validation-name="val187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5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10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15" calcext:value-type="float">
            <text:p>15 →</text:p>
          </table:table-cell>
          <table:table-cell table:style-name="ce1225" table:content-validation-name="val187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10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7" office:value-type="string" calcext:value-type="string" table:number-columns-spanned="4" table:number-rows-spanned="1">
            <text:p>Vulgármágia</text:p>
          </table:table-cell>
          <table:covered-table-cell table:style-name="ce742" table:content-validation-name="val177"/>
          <table:covered-table-cell table:style-name="ce279" table:content-validation-name="val177"/>
          <table:covered-table-cell table:style-name="ce252" table:content-validation-name="val177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7" office:value-type="float" office:value="18" calcext:value-type="float">
            <text:p>18 →</text:p>
          </table:table-cell>
          <table:table-cell table:style-name="ce1225" table:content-validation-name="val187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10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202" table:content-validation-name="val177" table:number-columns-spanned="4" table:number-rows-spanned="1"/>
          <table:covered-table-cell table:style-name="ce1452" table:content-validation-name="val177"/>
          <table:covered-table-cell table:style-name="ce1020" table:content-validation-name="val177"/>
          <table:covered-table-cell table:style-name="ce1022" table:content-validation-name="val177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21" calcext:value-type="float">
            <text:p>21 →</text:p>
          </table:table-cell>
          <table:table-cell table:style-name="ce1225" table:content-validation-name="val187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10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7" office:value-type="float" office:value="24" calcext:value-type="float">
            <text:p>24 →</text:p>
          </table:table-cell>
          <table:table-cell table:style-name="ce1225" table:content-validation-name="val187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10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27" calcext:value-type="float">
            <text:p>27 →</text:p>
          </table:table-cell>
          <table:table-cell table:style-name="ce1225" table:content-validation-name="val187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10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30" calcext:value-type="float">
            <text:p>30 →</text:p>
          </table:table-cell>
          <table:table-cell table:style-name="ce1225" table:content-validation-name="val187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10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Természeti jelensége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10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Illúzió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10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Nekromanc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10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Asztrálmág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4" calcext:value-type="float">
            <text:p>4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10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10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10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10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10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6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10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202" table:content-validation-name="val179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3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84" office:value-type="float" office:value="0" calcext:value-type="float">
            <text:p>0</text:p>
          </table:table-cell>
          <table:table-cell table:style-name="ce1226" table:content-validation-name="val110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5" office:value-type="float" office:value="0" calcext:value-type="float">
            <text:p>0</text:p>
          </table:table-cell>
          <table:table-cell table:style-name="ce1279" table:content-validation-name="val110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15">
          <table:table-cell table:style-name="ce1140" table:content-validation-name="val57" table:number-columns-spanned="13" table:number-rows-spanned="1"/>
          <table:covered-table-cell table:number-columns-repeated="11" table:style-name="ce1140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7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9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7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3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5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8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2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2"/>
          <table:covered-table-cell table:style-name="ce1796"/>
          <table:covered-table-cell table:number-columns-repeated="6" table:style-name="ce1762"/>
          <table:covered-table-cell table:number-columns-repeated="3" table:style-name="ce1832"/>
          <table:covered-table-cell table:style-name="ce176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2"/>
          <table:table-cell table:style-name="ce1796"/>
          <table:table-cell table:style-name="ce1762" table:number-columns-repeated="6"/>
          <table:table-cell table:style-name="ce1832" table:number-columns-repeated="3"/>
          <table:table-cell table:style-name="ce176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4" office:value-type="string" calcext:value-type="string">
            <text:p>Szint</text:p>
          </table:table-cell>
          <table:table-cell table:style-name="ce1814" office:value-type="string" calcext:value-type="string" table:number-columns-spanned="2" table:number-rows-spanned="1">
            <text:p>KP</text:p>
          </table:table-cell>
          <table:covered-table-cell table:style-name="ce181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9" office:value-type="string" calcext:value-type="string">
            <text:p>Fok</text:p>
          </table:table-cell>
          <table:table-cell table:style-name="ce17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11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3" table:number-columns-repeated="3"/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1"/>
          <table:table-cell table:style-name="ce623"/>
          <table:table-cell table:style-name="ce1911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10" table:content-validation-name="val189" office:value-type="string" calcext:value-type="string">
            <text:p>Egyik HM nagyobb lehet</text:p>
          </table:table-cell>
          <table:table-cell table:style-name="ce1933" table:content-validation-name="val189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9" table:content-validation-name="val191" office:value-type="string" calcext:value-type="string">
            <text:p>Fok</text:p>
          </table:table-cell>
          <table:table-cell table:style-name="ce1759" table:content-validation-name="val191" office:value-type="string" calcext:value-type="string">
            <text:p>Bónusz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1" office:value-type="float" office:value="0" calcext:value-type="float">
            <text:p>0</text:p>
          </table:table-cell>
          <table:table-cell table:style-name="ce1341" table:content-validation-name="val191" office:value-type="float" office:value="0" calcext:value-type="float">
            <text:p>0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1" office:value-type="float" office:value="1" calcext:value-type="float">
            <text:p>1</text:p>
          </table:table-cell>
          <table:table-cell table:style-name="ce1341" table:content-validation-name="val191" office:value-type="float" office:value="1" calcext:value-type="float">
            <text:p>1</text:p>
          </table:table-cell>
          <table:table-cell table:style-name="ce70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7" table:content-validation-name="val57"/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7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0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23" table:content-validation-name="val57"/>
          <table:table-cell table:style-name="ce175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60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60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60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60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57"/>
          <table:table-cell table:style-name="ce1753" table:content-validation-name="val57" table:number-columns-repeated="2"/>
          <table:table-cell table:style-name="ce1852" table:content-validation-name="val57"/>
          <table:table-cell table:style-name="ce1802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23" table:content-validation-name="val57"/>
          <table:covered-table-cell table:style-name="ce70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61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61" table:content-validation-name="val57"/>
          <table:table-cell table:style-name="ce1761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61" table:content-validation-name="val57" office:value-type="string" calcext:value-type="string">
            <text:p>Szúró</text:p>
          </table:table-cell>
          <table:table-cell table:style-name="ce1761" table:content-validation-name="val57" office:value-type="string" calcext:value-type="string">
            <text:p>Vágó</text:p>
          </table:table-cell>
          <table:table-cell table:style-name="ce1761" table:content-validation-name="val57" office:value-type="string" calcext:value-type="string">
            <text:p>Zúzó</text:p>
          </table:table-cell>
          <table:table-cell table:style-name="ce1761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6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6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6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6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6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61" table:content-validation-name="val57" office:value-type="string" calcext:value-type="string">
            <text:p>SFÉ</text:p>
          </table:table-cell>
          <table:table-cell table:style-name="ce1761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61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5"/>
          <table:table-cell table:style-name="ce1617"/>
          <table:table-cell table:style-name="Default" table:number-columns-repeated="3"/>
          <table:table-cell table:style-name="ce1802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style-name="ce1802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style-name="ce1802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5"/>
          <table:table-cell table:style-name="ce1722"/>
          <table:table-cell table:style-name="ce1753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5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00.00.00</text:date>, <text:time style:data-style-name="N2" text:time-value="20:20:09.60217544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13T21:05:05.621955256</dc:date>
    <meta:editing-cycles>716</meta:editing-cycles>
    <meta:editing-duration>P8DT12H40M9S</meta:editing-duration>
    <meta:document-statistic meta:table-count="11" meta:cell-count="35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